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डंट खबरो</text:p>
      <text:p>विधानसभा अधिवेशनांत हाडटले कॅसिनो पॉलिसी कॅसिनोंखातीर नव्या पर्यायांचो चल्ला सरकाराचो विचार 3 वर्सांत लायव्ह गेमिंगाचे ऑफशोर कॅसिनो जातले ऑनशोर</text:p>
      <text:p>विधानसभेचें अर्थसंकल्पी अधिवेशन मंगळारासावन देड हजारांवयर प्रस्न एकूय प्रादेशीक भाशेंत ना सरकाराचीं 4 विधेयकां सरकाराक एक्स्पोज करपाक कॉंग्रेसीची स्ट्रॅटजी.</text:p>
      <text:p>14व्या राष्ट्रपतीखातीर संसद आनी विधानसभांनी जालें मतदान एनडीएचो राम नाथ कोवींद राष्ट्रपती म्हूण जवळ जवळ निश्चित निकालाची फॉर्मालदाद 20 जुलयाक</text:p>
      <text:p>सीडीएम स्मिथान गोंयचे अधिकायांक लांच दिल्या म्हण्टा त्या केशीचो फुडार मुख्यमंत्री थारायतलो फायली चिफ सेक्रेटरीकडेन गोंयचे ऑफिसराचो हात आसचो ना सुदिनाची प्रलिमिनरी इंक्वायरी</text:p>
      <text:p>गोंयचे शेतकी धोरणाचे ड्राफ्टांत ब्रँड गोवा आऩी बाकीच्यो नव्यो गजाली घालून पोलिसी नव्यान करतले रिजनल प्लान 2030 टीडीआर पॉलिसिचेर निंबून शेतकीमंत्री विजय उलयलो.</text:p>
      <text:p>एनईईटीचे रिजल्टाचे कोफुसावांत प्रॉफॅशनल कोर्सांचीं एडमिशनां प्रोव्हिज्यनल मॅरिट लिस्टाचेरूच डीटीईन कावन्सिलिंग केलें सुरु एडमिशनांचो फुडार हायकोर्टाचे निकालाचेर.</text:p>
      <text:p>आनी</text:p>
      <text:p>गोंयांत बुद्धिबळ खेळ उंचेल्या पावंड्यार व्हरपी ग्रॅंडमास्टर अनुराग म्हामलाक उर्बेभरीत येवकार.</text:p>
      <text:p>ग्रॅंडमास्टराक येवकार</text:p>
      <text:p>विधानसभा अधिवेशनांत कॅसिनो पॉलीसी हाडटले म्हूण मुख्यमंत्री पर्रीकार उलयला. सूत्रा सांगतात त्या प्रमाण कॅसिनोंखातीर नव्या पर्यायांचो विचार चल्ला. 3 वर्सांत ऑफशोर कॅसिनो ऑनशोर कॅसिनो करपाचोय विचार जावंक शकता. ऑनशोर कसिनोंनी लायव्ह गेमिंग करपाक मेळचे म्हूण गॅम्बलिंग कायद्यात दुरुस्ती करपाचीय तयारी सरकारान केल्या. लकी सॅव्हनाची बिडकी खंय परत आशिल्ली तशी मुरगांव पोर्टांत.</text:p>
      <text:p>विधानसभेचें पावसाळी अधिवेशन मंगळारसावन. अधिवेशनांत पुराय बजेट पास जातलें. अधिवेशनाक 1 हजार 730 प्रस्न. 637 तारांकीत. एकूय प्रादेशीक भाशेंत ना. चार सरकारी विधेयकां आयल्यांत. प्रस्न अधिवेशनांत येवचे पयलींच तो सोशल मिडियावेल्यान वायार घाल्ल्यान बोवाळ जाला. सरकारी कर्मचारी काशिनाथ शेट्येन फेसबूकाचेर अधिवेशनांतले प्रस्न पोस्ट केल्यात. हक्कभंगाखाला एक्शन जावंक जाय म्हूण प्रकरण सभापतीमेरेन गेलां.</text:p>
      <text:p>. भारताच्या 14व्या राष्ट्रपतीखातीर सोमार संसद आनी विधानसभांनी मतदान जालें. 20 तारकेक देशाक नवो राष्ट्रपती मेळटलो. एनडीएचो राम नाथ कोवींद आनी युपीएची मिरा कुमारामदी ही वेचणूक. मात एनडीएचो राम नाथ कोवींद राष्ट्रपती म्हूण जवळ जवळ निश्चित. औपचारीक घोशणा 20 जुलयाक जातली.</text:p>
      <text:p>घेवया एक ब्रेक</text:p>
      <text:p>सीडीएम स्मिथ कंपनीन गोंयचे अधिकायांक लांच दिल्या म्हण्टा त्या आरोपाचें कितें करपाचे ते मुख्यमंत्री पर्रीकारूच थारायतलो. पीडब्ल्यूडी मंत्री सुदीनान प्रिलीमीनरी चवकशी करुन फायल मुखेल सचिवाक धाडल्या. मुखेल सची मुख्यमंत्र्याकडेन उलोवन खंयचे यंत्रणेवरवी तपास करचो ते थारायतलो. सुदीन म्हण्टा ते प्रमाण गोंयचे अधिकारी ह्या केशींत आसचेना. कंपनीच खंय आपल्या स्टाफाक सारको पगार दिनाशिल्ली.</text:p>
      <text:p>गोंयचे शेतकी धोरणाचे ड्राफ्टांत ब्रँड गोवा आऩी बाकीच्यो नव्यो गजाली घालून पोलिसी नव्यान करतले म्हूण शेतकी मंत्री विजय उलयला. प्रादेशिक आरखडो 2030 ट्रान्स्फरेबर डॅव्हलापमॅन्ट रायट्स पॉलीसीचेर निंबुन आसतलो. पोलीसी जायमेरेन पब्लिक इंटरेस्ट आशिल्ले पॅन्डींग सुचोवण्यांचेर टीसीपी बोर्डाक केस टु केस पध्दतीन निर्णय घेवंक अधिकार आसतलो.</text:p>
      <text:p>एनईईटीचे रिजल्टाचे कोफुसावांत सध्या तरी प्रॉफॅशनल कोर्सांचीं एडमिशनां प्रोव्हिज्यनल मॅरिट लिस्टाचेरूच. डीटीईन एमबीबीएस बीडीएस आनी बाकीचे दोन प्रोफॅशनल कोर्सांचे एडमिशनांक हायकोर्टान सुचयिल्ल्याप्रमाण प्रोव्हिज्यनल मॅरिट लिस्टाप्रमाण कावन्सिलिंग वा एडमिशनां करचीं पडटलीं. रिप्लाय फायल करपाखातीर डीटीईन वेळ मागिल्ल्यान हायकोर्टानडीटीईक 24 जुलय मेरेन प्राज दिला. कावन्सिलिंग सुरु जालें.</text:p>
      <text:p>घेवया एक ब्रेक</text:p>
      <text:p>खुरीस मोडपाचे प्रकरणांत फ्रांसीस परेरा एकलोच नासतलो ताचेबरोबर आनीकूय़ लोक आसूं येता. कांय राजकारणीय आसतले म्हूण बाणावलेचो आमदार चर्चील उलयला. दुसरेवटेन फ्रांसिस हे कर्म करपाक केपेबल आसा म्हूण आमदार निलेश काब्राल उलयलो.</text:p>
      <text:p>सावड्डे मतदारसंघातल्या आंबे आनी धुलय न्हंयचेर पूल नाशिल्ल्या लोकांची आनी शाळेच्या भुरग्यांचो जीवाचो खेळ मिडियाचे वार्शिक खबर जाल्या प्रुडंटूच फाटलीं तीन वर्सां जालीं हो रिपोर्ट करता आमदार मामलेदार डॅप्युटि कलॅक्टर इन्स्पॅक्शनां करून वतात आस्वासनां दितात फुडें कायंच ना अंदूय तेंच.</text:p>
      <text:p>चिकोलणा बोगमाळो वाठारांत लोकांक परमनंन्ट हॅल्थ सेंटर जाय. बोगमाळो दर्यावेळेर कितलेशेच टुरिस्ट येतात कसलीय इर्मजन्सी आयल्यार तांका थंय कसलीच मॅडिकल फॅसिलिटी ना तांका 10 किलोमिटर पयस चिखली हॉस्पिटलांत वचचें पडटा आता नवे पंचायतीन तरी मनार घेवन हॅल्थ सेंटर घालचें म्हूण लोक मागता</text:p>
      <text:p>घेवया एक ब्रेक</text:p>
      <text:p>कळंगुट पंचायत वाठारात खुलेआम ड्रग्सांचो वेव्हार चल्ला म्हूण ग्रामसभेंत लोकांनी आवाज काडलो. पंचायतीन लक्ष घालपाचें उतर दिलां. पंचायत वाठारांत रोकडेच फु़ड कोर्ट चालु करतले म्हूण सरपंच सांगता. दुसरेवाटेन वेर्ला काणका पंचायतीच्या ग्रामसभेक लोकांचे प्रस्न आयकूंक थंयचो आमदार मंत्री विनोद पालयेकार पावलो.</text:p>
      <text:p>क्लचीस झ्युमकास डिजायनर कूर्तीस एक्सॅसरीस बायलांखातीर एक मल्टी डिझायनर बूतीक मडगांवां सुरु जालां.सूस फॅशन मुख्यमंत्री पर्रीकारान बूतीकाचें उक्तावण केलें. हो खंय तांचो दुसरो आवट्लेट.</text:p>
      <text:p>घेवया एक ब्रेक</text:p>
      <text:p>आतां पळोवया गोंयच्या बाकीच्या वाठारांतल्यो कांय खबरो</text:p>
      <text:p>गोंयचो बुद्धिबळाचो पयलो ग्रॅंडमास्टर अनुराग म्हामल युरोपांत खेळून सोमारा घरा पावलो. गँडमास्टर जावपाक जाय आशिल्ले अडेज हजार येलो पॉयंट मेळयल्या उपरांत गोंयांक बुद्धिबळ क्षेत्रांत उंचेल्या पावंड्यार व्हरपी अनुरागाक दाबोळे उर्बेभरीत येवकार मेळ्ळो. गोंयांतहजरांनी भुरगे बुद्धिबळ खेळटात. अनुरागाकडल्यान तांका मुखार वचूंक उर्बा मेळटली हातूंत दुबाव ना.</text:p>
      <text:p>कुडचडेचो सुवेत लोटलीकारान स्पेशल ऑलीम्पीक्स भारताचे राष्ट्रीय पावरलिफ्टींग सर्तींत दोन भांगरा पदकां जोडून तोखणाय जोडल्या. तशेंच सुवेतान ताच्या सारख्या स्पेशल भुरग्यांक कोणे कमी लेखचें न्ही म्हणपाचें काम करुन दाखयला.</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